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10000006CF7F7BA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0743in"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1" style:family="table-row">
      <style:table-row-properties loext:text-changes-only="false" fo:keep-together="always"/>
    </style:style>
    <style:style style:name="Table4.A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2" style:family="table-row">
      <style:table-row-properties loext:text-changes-only="false" fo:keep-together="always"/>
    </style:style>
    <style:style style:name="Table4.A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3" style:family="table-row">
      <style:table-row-properties loext:text-changes-only="false" fo:keep-together="always"/>
    </style:style>
    <style:style style:name="Table4.A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4" style:family="table-row">
      <style:table-row-properties loext:text-changes-only="false" fo:keep-together="always"/>
    </style:style>
    <style:style style:name="Table4.A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2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25" style:family="table-row">
      <style:table-row-properties loext:text-changes-only="false" fo:keep-together="always"/>
    </style:style>
    <style:style style:name="Table4.A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2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2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5" style:family="paragraph" style:parent-style-name="Header">
      <style:text-properties fo:language="zxx" fo:country="none" style:language-asian="zxx" style:country-asian="none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in" fo:margin-right="0in" fo:margin-top="0in" fo:margin-bottom="0.1181in" style:contextual-spacing="false" fo:text-align="center" style:justify-single-word="false" fo:orphans="2" fo:widows="2" fo:text-indent="0in" style:auto-text-indent="false" style:writing-mode="lr-tb"/>
      <style:text-properties officeooo:paragraph-rsid="008a27ff"/>
    </style:style>
    <style:style style:name="P16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7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18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19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20" style:family="paragraph" style:parent-style-name="Table_20_Contents">
      <style:text-properties officeooo:rsid="003dc3a6" officeooo:paragraph-rsid="003dc3a6"/>
    </style:style>
    <style:style style:name="P21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22" style:family="paragraph" style:parent-style-name="Table_20_Contents">
      <style:text-properties officeooo:rsid="003e6aee" officeooo:paragraph-rsid="003e6aee"/>
    </style:style>
    <style:style style:name="P23" style:family="paragraph" style:parent-style-name="Table_20_Contents">
      <style:text-properties officeooo:rsid="003ead6c" officeooo:paragraph-rsid="003ead6c"/>
    </style:style>
    <style:style style:name="P24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5" style:family="paragraph" style:parent-style-name="Table_20_Contents">
      <style:text-properties officeooo:rsid="00403451" officeooo:paragraph-rsid="00403451"/>
    </style:style>
    <style:style style:name="P26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27" style:family="paragraph" style:parent-style-name="Table_20_Contents">
      <style:text-properties officeooo:rsid="0050621a" officeooo:paragraph-rsid="0050621a"/>
    </style:style>
    <style:style style:name="P28" style:family="paragraph" style:parent-style-name="Table_20_Contents">
      <style:text-properties officeooo:rsid="005b62eb" officeooo:paragraph-rsid="005b62eb"/>
    </style:style>
    <style:style style:name="P29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3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1" style:family="paragraph" style:parent-style-name="Standard">
      <style:text-properties officeooo:paragraph-rsid="001c2594"/>
    </style:style>
    <style:style style:name="P32" style:family="paragraph" style:parent-style-name="Standard">
      <style:text-properties officeooo:rsid="002453de" officeooo:paragraph-rsid="002453de"/>
    </style:style>
    <style:style style:name="P33" style:family="paragraph" style:parent-style-name="Standard">
      <style:text-properties officeooo:rsid="002a022a" officeooo:paragraph-rsid="002a022a"/>
    </style:style>
    <style:style style:name="P34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5" style:family="paragraph" style:parent-style-name="Standard">
      <style:text-properties officeooo:rsid="004a2a44" officeooo:paragraph-rsid="004a2a44"/>
    </style:style>
    <style:style style:name="P36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37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38" style:family="paragraph" style:parent-style-name="Standard">
      <style:text-properties officeooo:rsid="004e990d" officeooo:paragraph-rsid="004e990d"/>
    </style:style>
    <style:style style:name="P39" style:family="paragraph" style:parent-style-name="Standard">
      <style:text-properties officeooo:rsid="004e990d" officeooo:paragraph-rsid="005910da"/>
    </style:style>
    <style:style style:name="P40" style:family="paragraph" style:parent-style-name="Standard">
      <style:text-properties officeooo:rsid="004e990d" officeooo:paragraph-rsid="00534907"/>
    </style:style>
    <style:style style:name="P41" style:family="paragraph" style:parent-style-name="Standard">
      <style:text-properties officeooo:rsid="004e990d" officeooo:paragraph-rsid="00828c2a"/>
    </style:style>
    <style:style style:name="P42" style:family="paragraph" style:parent-style-name="Standard">
      <style:text-properties officeooo:rsid="004e990d" officeooo:paragraph-rsid="00863bc3"/>
    </style:style>
    <style:style style:name="P4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5" style:family="paragraph" style:parent-style-name="Footnote">
      <style:text-properties officeooo:rsid="005622db" officeooo:paragraph-rsid="0057d992"/>
    </style:style>
    <style:style style:name="P46" style:family="paragraph" style:parent-style-name="Standard">
      <style:paragraph-properties fo:text-align="center" style:justify-single-word="false"/>
      <style:text-properties officeooo:rsid="00661e58" officeooo:paragraph-rsid="00661e58"/>
    </style:style>
    <style:style style:name="P47" style:family="paragraph" style:parent-style-name="Table_20_Contents">
      <style:paragraph-properties fo:text-align="center" style:justify-single-word="false"/>
      <style:text-properties officeooo:rsid="00742b0c" officeooo:paragraph-rsid="00742b0c"/>
    </style:style>
    <style:style style:name="P48" style:family="paragraph" style:parent-style-name="Standard">
      <style:text-properties officeooo:rsid="0075edd0" officeooo:paragraph-rsid="0075edd0"/>
    </style:style>
    <style:style style:name="P49" style:family="paragraph" style:parent-style-name="Standard">
      <style:text-properties officeooo:rsid="007716ad" officeooo:paragraph-rsid="007716ad"/>
    </style:style>
    <style:style style:name="P50" style:family="paragraph" style:parent-style-name="Table_20_Contents">
      <style:paragraph-properties fo:text-align="center" style:justify-single-word="false"/>
      <style:text-properties officeooo:rsid="007716ad" officeooo:paragraph-rsid="007716ad"/>
    </style:style>
    <style:style style:name="P51" style:family="paragraph" style:parent-style-name="Standard">
      <style:paragraph-properties fo:text-align="center" style:justify-single-word="false"/>
      <style:text-properties officeooo:rsid="007bf8c3" officeooo:paragraph-rsid="007bf8c3"/>
    </style:style>
    <style:style style:name="P52" style:family="paragraph" style:parent-style-name="Standard">
      <style:paragraph-properties fo:text-align="center" style:justify-single-word="false"/>
      <style:text-properties officeooo:rsid="007c1614" officeooo:paragraph-rsid="007c1614"/>
    </style:style>
    <style:style style:name="P53" style:family="paragraph" style:parent-style-name="Standard">
      <style:text-properties officeooo:rsid="00809d7d" officeooo:paragraph-rsid="00809d7d"/>
    </style:style>
    <style:style style:name="P54" style:family="paragraph" style:parent-style-name="Table_20_Contents">
      <style:paragraph-properties fo:text-align="center" style:justify-single-word="false"/>
      <style:text-properties officeooo:rsid="008a27ff" officeooo:paragraph-rsid="008a27ff"/>
    </style:style>
    <style:style style:name="P55" style:family="paragraph" style:parent-style-name="Footnote">
      <style:text-properties officeooo:rsid="005622db" officeooo:paragraph-rsid="0057d992"/>
    </style:style>
    <style:style style:name="P56" style:family="paragraph" style:parent-style-name="Heading_20_1" style:master-page-name="First_20_Page">
      <style:paragraph-properties style:page-number="auto"/>
    </style:style>
    <style:style style:name="P57" style:family="paragraph" style:parent-style-name="Heading_20_1">
      <style:text-properties officeooo:rsid="002a022a" officeooo:paragraph-rsid="002a022a"/>
    </style:style>
    <style:style style:name="P58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2">
      <style:paragraph-properties fo:break-before="page"/>
    </style:style>
    <style:style style:name="P61" style:family="paragraph" style:parent-style-name="Heading_20_2" style:list-style-name="">
      <style:paragraph-properties fo:orphans="2" fo:widows="2"/>
    </style:style>
    <style:style style:name="P62" style:family="paragraph" style:parent-style-name="Standard" style:list-style-name="L1"/>
    <style:style style:name="P63" style:family="paragraph" style:parent-style-name="Standard" style:list-style-name="L1">
      <style:text-properties officeooo:paragraph-rsid="00786d3c"/>
    </style:style>
    <style:style style:name="P64" style:family="paragraph" style:parent-style-name="Standard" style:list-style-name="L1">
      <style:text-properties style:font-name="Times New Roman" officeooo:rsid="0061da82" officeooo:paragraph-rsid="00524856"/>
    </style:style>
    <style:style style:name="P65" style:family="paragraph" style:parent-style-name="Standard" style:list-style-name="L1">
      <style:text-properties style:font-name="Times New Roman"/>
    </style:style>
    <style:style style:name="P66" style:family="paragraph" style:parent-style-name="Standard" style:list-style-name="L2">
      <style:text-properties officeooo:rsid="00809d7d" officeooo:paragraph-rsid="00809d7d"/>
    </style:style>
    <style:style style:name="P67" style:family="paragraph" style:parent-style-name="Standard" style:master-page-name="StdPortrait">
      <style:paragraph-properties style:page-number="auto"/>
    </style:style>
    <style:style style:name="P68" style:family="paragraph" style:parent-style-name="Standard">
      <style:text-properties officeooo:rsid="004e990d" officeooo:paragraph-rsid="005910da"/>
    </style:style>
    <style:style style:name="P69" style:family="paragraph" style:parent-style-name="Standard">
      <style:text-properties officeooo:rsid="004e990d" officeooo:paragraph-rsid="00828c2a"/>
    </style:style>
    <style:style style:name="P70" style:family="paragraph" style:parent-style-name="Standard">
      <style:text-properties officeooo:rsid="004e990d" officeooo:paragraph-rsid="004e990d"/>
    </style:style>
    <style:style style:name="P71" style:family="paragraph" style:parent-style-name="Standard">
      <style:text-properties officeooo:rsid="004e990d" officeooo:paragraph-rsid="00863bc3"/>
    </style:style>
    <style:style style:name="P72" style:family="paragraph" style:parent-style-name="Standard">
      <style:text-properties officeooo:rsid="007716ad" officeooo:paragraph-rsid="008c5105"/>
    </style:style>
    <style:style style:name="P73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74" style:family="paragraph" style:parent-style-name="Table_20_Contents">
      <style:paragraph-properties fo:text-align="center" style:justify-single-word="false"/>
      <style:text-properties officeooo:rsid="004e3788" officeooo:paragraph-rsid="008c5105"/>
    </style:style>
    <style:style style:name="P75" style:family="paragraph" style:parent-style-name="Table_20_Contents">
      <style:paragraph-properties fo:text-align="center" style:justify-single-word="false"/>
      <style:text-properties officeooo:rsid="00742b0c" officeooo:paragraph-rsid="008c5105"/>
    </style:style>
    <style:style style:name="P76" style:family="paragraph">
      <style:paragraph-properties style:writing-mode="lr-tb"/>
      <style:text-properties style:font-name="Liberation Sans" fo:font-size="1pt"/>
    </style:style>
    <style:style style:name="P77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32d21d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6" style:family="text">
      <style:text-properties style:use-window-font-color="true" loext:opacity="0%" style:font-name="Times New Roman1" fo:font-size="12pt" fo:language="en" fo:country="US" officeooo:rsid="007bf8c3" style:font-name-asian="Times New Roman1" style:font-size-asian="12pt" style:font-name-complex="Times New Roman1" style:font-size-complex="12pt" style:language-complex="ar" style:country-complex="SA"/>
    </style:style>
    <style:style style:name="T7" style:family="text">
      <style:text-properties officeooo:rsid="003a0848"/>
    </style:style>
    <style:style style:name="T8" style:family="text">
      <style:text-properties officeooo:rsid="003e6aee"/>
    </style:style>
    <style:style style:name="T9" style:family="text">
      <style:text-properties fo:color="#000000" loext:opacity="100%" fo:font-size="12pt" style:font-name-asian="TimesNewRomanPSMT" style:font-size-asian="12pt" style:font-name-complex="TimesNewRomanPSMT" style:font-size-complex="12pt"/>
    </style:style>
    <style:style style:name="T10" style:family="text">
      <style:text-properties officeooo:rsid="002c7ff0"/>
    </style:style>
    <style:style style:name="T11" style:family="text">
      <style:text-properties officeooo:rsid="00218c75"/>
    </style:style>
    <style:style style:name="T12" style:family="text">
      <style:text-properties officeooo:rsid="002268db"/>
    </style:style>
    <style:style style:name="T13" style:family="text">
      <style:text-properties officeooo:rsid="002453de"/>
    </style:style>
    <style:style style:name="T14" style:family="text">
      <style:text-properties officeooo:rsid="0025e5ae"/>
    </style:style>
    <style:style style:name="T15" style:family="text">
      <style:text-properties officeooo:rsid="002a022a"/>
    </style:style>
    <style:style style:name="T16" style:family="text">
      <style:text-properties officeooo:rsid="002be2f4"/>
    </style:style>
    <style:style style:name="T17" style:family="text">
      <style:text-properties officeooo:rsid="0031a059"/>
    </style:style>
    <style:style style:name="T18" style:family="text">
      <style:text-properties officeooo:rsid="0034e515"/>
    </style:style>
    <style:style style:name="T19" style:family="text">
      <style:text-properties officeooo:rsid="003971c4"/>
    </style:style>
    <style:style style:name="T20" style:family="text">
      <style:text-properties officeooo:rsid="0061e852"/>
    </style:style>
    <style:style style:name="T21" style:family="text">
      <style:text-properties officeooo:rsid="005b62eb"/>
    </style:style>
    <style:style style:name="T22" style:family="text">
      <style:text-properties officeooo:rsid="004e990d"/>
    </style:style>
    <style:style style:name="T23" style:family="text">
      <style:text-properties officeooo:rsid="0057d992"/>
    </style:style>
    <style:style style:name="T24" style:family="text">
      <style:text-properties officeooo:rsid="005a8e36"/>
    </style:style>
    <style:style style:name="T25" style:family="text">
      <style:text-properties officeooo:rsid="0055e2ab"/>
    </style:style>
    <style:style style:name="T26" style:family="text">
      <style:text-properties officeooo:rsid="004f3845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8abd19"/>
    </style:style>
    <style:style style:name="T29" style:family="text">
      <style:text-properties style:text-position="super 58%" officeooo:rsid="004e990d"/>
    </style:style>
    <style:style style:name="T30" style:family="text">
      <style:text-properties officeooo:rsid="00535da4"/>
    </style:style>
    <style:style style:name="T31" style:family="text">
      <style:text-properties officeooo:rsid="0075edd0"/>
    </style:style>
    <style:style style:name="T32" style:family="text">
      <style:text-properties officeooo:rsid="007716ad"/>
    </style:style>
    <style:style style:name="T33" style:family="text">
      <style:text-properties officeooo:rsid="00786d3c"/>
    </style:style>
    <style:style style:name="T34" style:family="text">
      <style:text-properties officeooo:rsid="007b5265"/>
    </style:style>
    <style:style style:name="T35" style:family="text">
      <style:text-properties officeooo:rsid="007bf8c3"/>
    </style:style>
    <style:style style:name="T36" style:family="text">
      <style:text-properties officeooo:rsid="007c1614"/>
    </style:style>
    <style:style style:name="T37" style:family="text">
      <style:text-properties officeooo:rsid="007d92aa"/>
    </style:style>
    <style:style style:name="T38" style:family="text">
      <style:text-properties officeooo:rsid="00828c2a"/>
    </style:style>
    <style:style style:name="T39" style:family="text">
      <style:text-properties style:text-position="sub 58%" officeooo:rsid="00828c2a"/>
    </style:style>
    <style:style style:name="T40" style:family="text">
      <style:text-properties style:text-position="sub 58%" officeooo:rsid="008c5105"/>
    </style:style>
    <style:style style:name="T41" style:family="text">
      <style:text-properties officeooo:rsid="008a08a1"/>
    </style:style>
    <style:style style:name="T42" style:family="text">
      <style:text-properties officeooo:rsid="008a27ff"/>
    </style:style>
    <style:style style:name="T43" style:family="text">
      <style:text-properties officeooo:rsid="008abd19"/>
    </style:style>
    <style:style style:name="T44" style:family="text">
      <style:text-properties officeooo:rsid="008ad4d2"/>
    </style:style>
    <style:style style:name="T45" style:family="text">
      <style:text-properties officeooo:rsid="008c5105"/>
    </style:style>
    <style:style style:name="T46" style:family="text">
      <style:text-properties style:font-name="Liberation Sans" fo:font-size="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3154in" fo:min-width="6.925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4472in" fo:min-width="7.318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500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.1728in" fo:min-width="6.5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2.6752in" fo:min-width="8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09849784652240" text:id="ct109849784652240">
          <text:insertion>
            <office:change-info>
              <dc:creator>Stuart Baker</dc:creator>
              <dc:date>2024-06-23T11:24:30</dc:date>
            </office:change-info>
          </text:insertion>
        </text:changed-region>
        <text:changed-region xml:id="ct109849784652560" text:id="ct109849784652560">
          <text:deletion>
            <office:change-info>
              <dc:creator>Stuart Baker</dc:creator>
              <dc:date>2024-06-23T11:24:32</dc:date>
            </office:change-info>
            <text:p text:style-name="P45">88</text:p>
          </text:deletion>
        </text:changed-region>
        <text:changed-region xml:id="ct109849784655136" text:id="ct109849784655136">
          <text:insertion>
            <office:change-info>
              <dc:creator>Stuart Baker</dc:creator>
              <dc:date>2024-06-23T11:28:36</dc:date>
            </office:change-info>
          </text:insertion>
        </text:changed-region>
        <text:changed-region xml:id="ct109849784655456" text:id="ct109849784655456">
          <text:deletion>
            <office:change-info>
              <dc:creator>Stuart Baker</dc:creator>
              <dc:date>2024-06-23T11:28:37</dc:date>
            </office:change-info>
            <text:p text:style-name="P45"><text:span text:style-name="T24">0</text:span></text:p>
          </text:deletion>
        </text:changed-region>
        <text:changed-region xml:id="ct109849782547840" text:id="ct109849782547840">
          <text:insertion>
            <office:change-info>
              <dc:creator>Stuart Baker</dc:creator>
              <dc:date>2024-06-23T11:08:05</dc:date>
            </office:change-info>
          </text:insertion>
        </text:changed-region>
        <text:changed-region xml:id="ct109849783847248" text:id="ct109849783847248">
          <text:insertion>
            <office:change-info>
              <dc:creator>Stuart Baker</dc:creator>
              <dc:date>2024-06-23T11:09:20</dc:date>
            </office:change-info>
          </text:insertion>
        </text:changed-region>
        <text:changed-region xml:id="ct109849783847600" text:id="ct109849783847600">
          <text:insertion>
            <office:change-info>
              <dc:creator>Stuart Baker</dc:creator>
              <dc:date>2024-06-23T11:10:21</dc:date>
            </office:change-info>
          </text:insertion>
        </text:changed-region>
        <text:changed-region xml:id="ct109849853702800" text:id="ct109849853702800">
          <text:deletion>
            <office:change-info>
              <dc:creator>Stuart Baker</dc:creator>
              <dc:date>2024-06-24T19:51:10</dc:date>
            </office:change-info>
            <text:p text:style-name="Table_20_Contents"><text:span text:style-name="T8">Traction</text:span></text:p>
          </text:deletion>
        </text:changed-region>
        <text:changed-region xml:id="ct109849852387344" text:id="ct109849852387344">
          <text:insertion>
            <office:change-info>
              <dc:creator>Stuart Baker</dc:creator>
              <dc:date>2024-06-24T19:51:10</dc:date>
            </office:change-info>
          </text:insertion>
        </text:changed-region>
        <text:changed-region xml:id="ct109849864237808" text:id="ct109849864237808">
          <text:deletion>
            <office:change-info>
              <dc:creator>Stuart Baker</dc:creator>
              <dc:date>2024-06-24T19:52:20</dc:date>
            </office:change-info>
            <text:p text:style-name="Table_20_Contents">Traction</text:p>
          </text:deletion>
        </text:changed-region>
        <text:changed-region xml:id="ct109849830463856" text:id="ct109849830463856">
          <text:insertion>
            <office:change-info>
              <dc:creator>Stuart Baker</dc:creator>
              <dc:date>2024-06-24T19:52:20</dc:date>
            </office:change-info>
          </text:insertion>
        </text:changed-region>
        <text:changed-region xml:id="ct109849784605168" text:id="ct109849784605168">
          <text:insertion>
            <office:change-info>
              <dc:creator>Stuart Baker</dc:creator>
              <dc:date>2024-06-23T11:30:36</dc:date>
            </office:change-info>
          </text:insertion>
        </text:changed-region>
        <text:changed-region xml:id="ct109849784605712" text:id="ct109849784605712">
          <text:deletion>
            <office:change-info>
              <dc:creator>Stuart Baker</dc:creator>
              <dc:date>2024-06-23T11:30:36</dc:date>
            </office:change-info>
            <text:p text:style-name="P73"><text:span text:style-name="T22">2</text:span></text:p>
          </text:deletion>
        </text:changed-region>
        <text:changed-region xml:id="ct109849883384352" text:id="ct109849883384352">
          <text:insertion>
            <office:change-info>
              <dc:creator>Stuart Baker</dc:creator>
              <dc:date>2024-06-24T19:58:28</dc:date>
            </office:change-info>
          </text:insertion>
        </text:changed-region>
        <text:changed-region xml:id="ct109849879460976" text:id="ct109849879460976">
          <text:deletion>
            <office:change-info>
              <dc:creator>Stuart Baker</dc:creator>
              <dc:date>2024-06-24T19:55:18</dc:date>
            </office:change-info>
            <text:p text:style-name="P39">are</text:p>
          </text:deletion>
        </text:changed-region>
        <text:changed-region xml:id="ct109849878375200" text:id="ct109849878375200">
          <text:insertion>
            <office:change-info>
              <dc:creator>Stuart Baker</dc:creator>
              <dc:date>2024-06-24T19:55:18</dc:date>
            </office:change-info>
          </text:insertion>
        </text:changed-region>
        <text:changed-region xml:id="ct109849784608032" text:id="ct109849784608032">
          <text:insertion>
            <office:change-info>
              <dc:creator>Stuart Baker</dc:creator>
              <dc:date>2024-06-23T11:22:19</dc:date>
            </office:change-info>
          </text:insertion>
        </text:changed-region>
        <text:changed-region xml:id="ct109849784608400" text:id="ct109849784608400">
          <text:deletion>
            <office:change-info>
              <dc:creator>Stuart Baker</dc:creator>
              <dc:date>2024-06-23T11:22:20</dc:date>
            </office:change-info>
            <text:p text:style-name="P39">87</text:p>
          </text:deletion>
        </text:changed-region>
        <text:changed-region xml:id="ct109849784641632" text:id="ct109849784641632">
          <text:insertion>
            <office:change-info>
              <dc:creator>Stuart Baker</dc:creator>
              <dc:date>2024-06-23T11:25:07</dc:date>
            </office:change-info>
          </text:insertion>
        </text:changed-region>
        <text:changed-region xml:id="ct109849784650400" text:id="ct109849784650400">
          <text:deletion>
            <office:change-info>
              <dc:creator>Stuart Baker</dc:creator>
              <dc:date>2024-06-23T11:26:25</dc:date>
            </office:change-info>
            <text:p text:style-name="P39"><text:s/>408<text:span text:style-name="T25">8</text:span> – 4095 are utilized in the DCC standard as broadcast addresses. <text:s/></text:p>
          </text:deletion>
        </text:changed-region>
        <text:changed-region xml:id="ct109849782849648" text:id="ct109849782849648">
          <text:insertion>
            <office:change-info>
              <dc:creator>Stuart Baker</dc:creator>
              <dc:date>2024-06-23T11:30:41</dc:date>
            </office:change-info>
          </text:insertion>
        </text:changed-region>
        <text:changed-region xml:id="ct109849783910400" text:id="ct109849783910400">
          <text:deletion>
            <office:change-info>
              <dc:creator>Stuart Baker</dc:creator>
              <dc:date>2024-06-23T11:30:41</dc:date>
            </office:change-info>
            <text:p text:style-name="P74"><text:span text:style-name="T22">2</text:span></text:p>
          </text:deletion>
        </text:changed-region>
        <text:changed-region xml:id="ct109849842559328" text:id="ct109849842559328">
          <text:insertion>
            <office:change-info>
              <dc:creator>Stuart Baker</dc:creator>
              <dc:date>2024-06-24T19:58:44</dc:date>
            </office:change-info>
          </text:insertion>
        </text:changed-region>
        <text:changed-region xml:id="ct109849886935360" text:id="ct109849886935360">
          <text:insertion>
            <office:change-info>
              <dc:creator>Stuart Baker</dc:creator>
              <dc:date>2024-06-24T20:00:04</dc:date>
            </office:change-info>
          </text:insertion>
        </text:changed-region>
        <text:changed-region xml:id="ct109849877799008" text:id="ct109849877799008">
          <text:deletion>
            <office:change-info>
              <dc:creator>Stuart Baker</dc:creator>
              <dc:date>2024-06-24T19:55:12</dc:date>
            </office:change-info>
            <text:p text:style-name="P41">are</text:p>
          </text:deletion>
        </text:changed-region>
        <text:changed-region xml:id="ct109849878635968" text:id="ct109849878635968">
          <text:insertion>
            <office:change-info>
              <dc:creator>Stuart Baker</dc:creator>
              <dc:date>2024-06-24T19:55:12</dc:date>
            </office:change-info>
          </text:insertion>
        </text:changed-region>
        <text:changed-region xml:id="ct109849784659072" text:id="ct109849784659072">
          <text:insertion>
            <office:change-info>
              <dc:creator>Stuart Baker</dc:creator>
              <dc:date>2024-06-23T11:29:18</dc:date>
            </office:change-info>
          </text:insertion>
        </text:changed-region>
        <text:changed-region xml:id="ct109849784659360" text:id="ct109849784659360">
          <text:deletion>
            <office:change-info>
              <dc:creator>Stuart Baker</dc:creator>
              <dc:date>2024-06-23T11:29:19</dc:date>
            </office:change-info>
            <text:p text:style-name="P41"><text:span text:style-name="T26">87</text:span></text:p>
          </text:deletion>
        </text:changed-region>
        <text:changed-region xml:id="ct109849784659744" text:id="ct109849784659744">
          <text:insertion>
            <office:change-info>
              <dc:creator>Stuart Baker</dc:creator>
              <dc:date>2024-06-23T11:29:41</dc:date>
            </office:change-info>
          </text:insertion>
        </text:changed-region>
        <text:changed-region xml:id="ct109849784661088" text:id="ct109849784661088">
          <text:deletion>
            <office:change-info>
              <dc:creator>Stuart Baker</dc:creator>
              <dc:date>2024-06-23T11:30:19</dc:date>
            </office:change-info>
            <text:p text:style-name="P41"><text:s/>40<text:span text:style-name="T26">88</text:span> – 40<text:span text:style-name="T26">95</text:span> are utilized in the DCC standard as broadcast addresses. <text:s/></text:p>
          </text:deletion>
        </text:changed-region>
        <text:changed-region xml:id="ct109849784639216" text:id="ct109849784639216">
          <text:insertion>
            <office:change-info>
              <dc:creator>Unknown Author</dc:creator>
              <dc:date>2023-03-30T21:23:47</dc:date>
            </office:change-info>
          </text:insertion>
        </text:changed-region>
        <text:changed-region xml:id="ct109849784673184" text:id="ct109849784673184"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109849835230400" text:id="ct109849835230400">
          <text:insertion>
            <office:change-info>
              <dc:creator>Stuart Baker</dc:creator>
              <dc:date>2024-06-24T19:54:02</dc:date>
            </office:change-info>
          </text:insertion>
        </text:changed-region>
        <text:changed-region xml:id="ct109849830822512" text:id="ct109849830822512">
          <text:deletion>
            <office:change-info>
              <dc:creator>Stuart Baker</dc:creator>
              <dc:date>2024-06-24T19:54:02</dc:date>
            </office:change-info>
            <text:p text:style-name="P75"><text:span text:style-name="T35">2</text:span></text:p>
          </text:deletion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109849834579568" text:id="ct109849834579568">
          <text:insertion>
            <office:change-info>
              <dc:creator>Unknown Author</dc:creator>
              <dc:date>2023-03-30T20:04:54</dc:date>
            </office:change-info>
          </text:insertion>
        </text:changed-region>
        <text:changed-region xml:id="ct109849784625056" text:id="ct109849784625056">
          <text:insertion>
            <office:change-info>
              <dc:creator>Unknown Author</dc:creator>
              <dc:date>2023-03-30T20:39:51</dc:date>
            </office:change-info>
          </text:insertion>
        </text:changed-region>
        <text:changed-region xml:id="ct109849784621280" text:id="ct109849784621280">
          <text:insertion>
            <office:change-info>
              <dc:creator>Unknown Author</dc:creator>
              <dc:date>2023-03-30T20:19:48</dc:date>
            </office:change-info>
          </text:insertion>
        </text:changed-region>
        <text:changed-region xml:id="ct109849885718752" text:id="ct109849885718752">
          <text:insertion>
            <office:change-info>
              <dc:creator>Stuart Baker</dc:creator>
              <dc:date>2024-06-24T20:00:12</dc:date>
            </office:change-info>
          </text:insertion>
        </text:changed-region>
        <text:changed-region xml:id="ct109849784624768" text:id="ct109849784624768">
          <text:insertion>
            <office:change-info>
              <dc:creator>Unknown Author</dc:creator>
              <dc:date>2023-03-30T21:24:25</dc:date>
            </office:change-info>
          </text:insertion>
        </text:changed-region>
        <text:changed-region xml:id="ct109849784627680" text:id="ct109849784627680">
          <text:insertion>
            <office:change-info>
              <dc:creator>Unknown Author</dc:creator>
              <dc:date>2023-03-30T20:17:12</dc:date>
            </office:change-info>
          </text:insertion>
        </text:changed-region>
        <text:changed-region xml:id="ct109849784637248" text:id="ct109849784637248">
          <text:insertion>
            <office:change-info>
              <dc:creator>Unknown Author</dc:creator>
              <dc:date>2023-03-30T20:20:25</dc:date>
            </office:change-info>
          </text:insertion>
        </text:changed-region>
        <text:changed-region xml:id="ct109849882591648" text:id="ct109849882591648">
          <text:insertion>
            <office:change-info>
              <dc:creator>Stuart Baker</dc:creator>
              <dc:date>2024-06-24T19:56:17</dc:date>
            </office:change-info>
          </text:insertion>
        </text:changed-region>
        <text:changed-region xml:id="ct109849832691856" text:id="ct109849832691856">
          <text:insertion>
            <office:change-info>
              <dc:creator>Unknown Author</dc:creator>
              <dc:date>2023-03-30T20:20:25</dc:date>
            </office:change-info>
          </text:insertion>
        </text:changed-region>
        <text:changed-region xml:id="ct109849784611808" text:id="ct109849784611808">
          <text:insertion>
            <office:change-info>
              <dc:creator>Unknown Author</dc:creator>
              <dc:date>2023-03-30T21:26:17</dc:date>
            </office:change-info>
          </text:insertion>
        </text:changed-region>
        <text:changed-region xml:id="ct109849784634336" text:id="ct109849784634336"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109849830613120" text:id="ct109849830613120">
          <text:insertion>
            <office:change-info>
              <dc:creator>Stuart Baker</dc:creator>
              <dc:date>2024-06-24T19:54:05</dc:date>
            </office:change-info>
          </text:insertion>
        </text:changed-region>
        <text:changed-region xml:id="ct109849831056480" text:id="ct109849831056480">
          <text:deletion>
            <office:change-info>
              <dc:creator>Stuart Baker</dc:creator>
              <dc:date>2024-06-24T19:54:04</dc:date>
            </office:change-info>
            <text:p text:style-name="P75"><text:span text:style-name="T35">2</text:span></text:p>
          </text:deletion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109849834830592" text:id="ct109849834830592">
          <text:insertion>
            <office:change-info>
              <dc:creator>Unknown Author</dc:creator>
              <dc:date>2023-03-30T20:17:51</dc:date>
            </office:change-info>
          </text:insertion>
        </text:changed-region>
        <text:changed-region xml:id="ct109849783942256" text:id="ct109849783942256">
          <text:insertion>
            <office:change-info>
              <dc:creator>Unknown Author</dc:creator>
              <dc:date>2023-03-30T20:19:53</dc:date>
            </office:change-info>
          </text:insertion>
        </text:changed-region>
        <text:changed-region xml:id="ct109849886471392" text:id="ct109849886471392">
          <text:insertion>
            <office:change-info>
              <dc:creator>Stuart Baker</dc:creator>
              <dc:date>2024-06-24T20:00:15</dc:date>
            </office:change-info>
          </text:insertion>
        </text:changed-region>
        <text:changed-region xml:id="ct109849784601360" text:id="ct109849784601360">
          <text:insertion>
            <office:change-info>
              <dc:creator>Unknown Author</dc:creator>
              <dc:date>2023-03-30T21:24:31</dc:date>
            </office:change-info>
          </text:insertion>
        </text:changed-region>
        <text:changed-region xml:id="ct109849783739376" text:id="ct109849783739376">
          <text:insertion>
            <office:change-info>
              <dc:creator>Unknown Author</dc:creator>
              <dc:date>2023-03-30T20:17:26</dc:date>
            </office:change-info>
          </text:insertion>
        </text:changed-region>
        <text:changed-region xml:id="ct109849783955920" text:id="ct109849783955920">
          <text:insertion>
            <office:change-info>
              <dc:creator>Unknown Author</dc:creator>
              <dc:date>2023-03-30T20:22:39</dc:date>
            </office:change-info>
          </text:insertion>
        </text:changed-region>
        <text:changed-region xml:id="ct109849882380128" text:id="ct109849882380128">
          <text:insertion>
            <office:change-info>
              <dc:creator>Stuart Baker</dc:creator>
              <dc:date>2024-06-24T19:56:26</dc:date>
            </office:change-info>
          </text:insertion>
        </text:changed-region>
        <text:changed-region xml:id="ct109849817447648" text:id="ct109849817447648">
          <text:insertion>
            <office:change-info>
              <dc:creator>Unknown Author</dc:creator>
              <dc:date>2023-03-30T20:22:39</dc:date>
            </office:change-info>
          </text:insertion>
        </text:changed-region>
        <text:changed-region xml:id="ct109849784653488" text:id="ct109849784653488">
          <text:insertion>
            <office:change-info>
              <dc:creator>Unknown Author</dc:creator>
              <dc:date>2023-03-30T21:23:51</dc:date>
            </office:change-info>
          </text:insertion>
        </text:changed-region>
        <text:changed-region xml:id="ct109849784641072" text:id="ct109849784641072">
          <text:insertion>
            <office:change-info>
              <dc:creator>Unknown Author</dc:creator>
              <dc:date>2023-03-30T21:26:34</dc:date>
            </office:change-info>
          </text:insertion>
        </text:changed-region>
        <text:changed-region xml:id="ct109849784625824" text:id="ct109849784625824">
          <text:insertion>
            <office:change-info>
              <dc:creator>Unknown Author</dc:creator>
              <dc:date>2023-03-30T20:07:16</dc:date>
            </office:change-info>
          </text:insertion>
        </text:changed-region>
        <text:changed-region xml:id="ct109849783910832" text:id="ct109849783910832">
          <text:insertion>
            <office:change-info>
              <dc:creator>Unknown Author</dc:creator>
              <dc:date>2023-03-30T20:23:23</dc:date>
            </office:change-info>
          </text:insertion>
        </text:changed-region>
        <text:changed-region xml:id="ct109849784628304" text:id="ct109849784628304">
          <text:insertion>
            <office:change-info>
              <dc:creator>Unknown Author</dc:creator>
              <dc:date>2023-03-30T21:24:36</dc:date>
            </office:change-info>
          </text:insertion>
        </text:changed-region>
        <text:changed-region xml:id="ct109849783918672" text:id="ct109849783918672">
          <text:insertion>
            <office:change-info>
              <dc:creator>Unknown Author</dc:creator>
              <dc:date>2023-03-30T20:23:53</dc:date>
            </office:change-info>
          </text:insertion>
        </text:changed-region>
        <text:changed-region xml:id="ct109849784654576" text:id="ct109849784654576">
          <text:insertion>
            <office:change-info>
              <dc:creator>Unknown Author</dc:creator>
              <dc:date>2023-03-30T21:26:35</dc:date>
            </office:change-info>
          </text:insertion>
        </text:changed-region>
        <text:changed-region xml:id="ct109849784654032" text:id="ct109849784654032">
          <text:insertion>
            <office:change-info>
              <dc:creator>Unknown Author</dc:creator>
              <dc:date>2023-03-30T20:23:05</dc:date>
            </office:change-info>
          </text:insertion>
        </text:changed-region>
        <text:changed-region xml:id="ct109849784635696" text:id="ct109849784635696">
          <text:insertion>
            <office:change-info>
              <dc:creator>Unknown Author</dc:creator>
              <dc:date>2023-03-30T21:24:40</dc:date>
            </office:change-info>
          </text:insertion>
        </text:changed-region>
        <text:changed-region xml:id="ct109849784652848" text:id="ct109849784652848">
          <text:insertion>
            <office:change-info>
              <dc:creator>Unknown Author</dc:creator>
              <dc:date>2023-03-30T20:23:53</dc:date>
            </office:change-info>
          </text:insertion>
        </text:changed-region>
        <text:changed-region xml:id="ct109849784632048" text:id="ct109849784632048">
          <text:insertion>
            <office:change-info>
              <dc:creator>Unknown Author</dc:creator>
              <dc:date>2023-03-30T12:48:40</dc:date>
            </office:change-info>
          </text:insertion>
        </text:changed-region>
        <text:changed-region xml:id="ct109849784624400" text:id="ct109849784624400">
          <text:insertion>
            <office:change-info>
              <dc:creator>Stuart Baker</dc:creator>
              <dc:date>2024-06-24T11:18:18</dc:date>
            </office:change-info>
          </text:insertion>
        </text:changed-region>
        <text:changed-region xml:id="ct109849783953616" text:id="ct109849783953616">
          <text:insertion>
            <office:change-info>
              <dc:creator>Stuart Baker</dc:creator>
              <dc:date>2024-06-24T11:15:11</dc:date>
            </office:change-info>
          </text:insertion>
        </text:changed-region>
        <text:changed-region xml:id="ct109849784660560" text:id="ct109849784660560">
          <text:deletion>
            <office:change-info>
              <dc:creator>Stuart Baker</dc:creator>
              <dc:date>2024-06-24T11:24:35</dc:date>
            </office:change-info>
            <text:p text:style-name="P38"><text:span text:style-name="T42">aspect</text:span></text:p>
          </text:deletion>
        </text:changed-region>
        <text:changed-region xml:id="ct109849784614656" text:id="ct109849784614656">
          <text:insertion>
            <office:change-info>
              <dc:creator>Stuart Baker</dc:creator>
              <dc:date>2024-06-24T11:24:35</dc:date>
            </office:change-info>
          </text:insertion>
        </text:changed-region>
        <text:changed-region xml:id="ct109849784626224" text:id="ct109849784626224">
          <text:insertion>
            <office:change-info>
              <dc:creator>Stuart Baker</dc:creator>
              <dc:date>2024-06-24T11:24:49</dc:date>
            </office:change-info>
          </text:insertion>
        </text:changed-region>
        <text:changed-region xml:id="ct109849784616400" text:id="ct109849784616400">
          <text:deletion>
            <office:change-info>
              <dc:creator>Stuart Baker</dc:creator>
              <dc:date>2024-06-24T11:24:58</dc:date>
            </office:change-info>
            <text:p text:style-name="P38">B</text:p>
          </text:deletion>
        </text:changed-region>
        <text:changed-region xml:id="ct109849784676880" text:id="ct109849784676880">
          <text:insertion>
            <office:change-info>
              <dc:creator>Stuart Baker</dc:creator>
              <dc:date>2024-06-24T11:25:00</dc:date>
            </office:change-info>
          </text:insertion>
        </text:changed-region>
        <text:changed-region xml:id="ct109849784678000" text:id="ct109849784678000">
          <text:insertion>
            <office:change-info>
              <dc:creator>Stuart Baker</dc:creator>
              <dc:date>2024-06-24T11:26:14</dc:date>
            </office:change-info>
          </text:insertion>
        </text:changed-region>
        <text:changed-region xml:id="ct109849784678288" text:id="ct109849784678288">
          <text:deletion>
            <office:change-info>
              <dc:creator>Stuart Baker</dc:creator>
              <dc:date>2024-06-24T11:25:05</dc:date>
            </office:change-info>
            <text:p text:style-name="P38"><text:span text:style-name="T42">6</text:span></text:p>
          </text:deletion>
        </text:changed-region>
        <text:changed-region xml:id="ct109849784663664" text:id="ct109849784663664">
          <text:insertion>
            <office:change-info>
              <dc:creator>Stuart Baker</dc:creator>
              <dc:date>2024-06-24T11:25:11</dc:date>
            </office:change-info>
          </text:insertion>
        </text:changed-region>
        <text:changed-region xml:id="ct109849784663984" text:id="ct109849784663984">
          <text:deletion>
            <office:change-info>
              <dc:creator>Stuart Baker</dc:creator>
              <dc:date>2024-06-24T11:25:35</dc:date>
            </office:change-info>
            <text:p text:style-name="P38"><text:span text:style-name="T42">is the aspect, only values between 0 and 31 are allowed</text:span></text:p>
          </text:deletion>
        </text:changed-region>
        <text:changed-region xml:id="ct109849784620880" text:id="ct109849784620880">
          <text:insertion>
            <office:change-info>
              <dc:creator>Stuart Baker</dc:creator>
              <dc:date>2024-06-24T11:26:07</dc:date>
            </office:change-info>
          </text:insertion>
        </text:changed-region>
        <text:changed-region xml:id="ct109849784679024" text:id="ct109849784679024">
          <text:deletion>
            <office:change-info>
              <dc:creator>Stuart Baker</dc:creator>
              <dc:date>2024-06-24T11:26:07</dc:date>
            </office:change-info>
            <text:p text:style-name="P42"><text:span text:style-name="T42">7</text:span></text:p>
          </text:deletion>
        </text:changed-region>
        <text:changed-region xml:id="ct109849784677168" text:id="ct109849784677168">
          <text:insertion>
            <office:change-info>
              <dc:creator>Stuart Baker</dc:creator>
              <dc:date>2024-06-24T11:26:09</dc:date>
            </office:change-info>
          </text:insertion>
        </text:changed-region>
        <text:changed-region xml:id="ct109849784619056" text:id="ct109849784619056">
          <text:deletion>
            <office:change-info>
              <dc:creator>Stuart Baker</dc:creator>
              <dc:date>2024-06-24T11:26:09</dc:date>
            </office:change-info>
            <text:p text:style-name="P42"><text:span text:style-name="T42">8</text:span></text:p>
          </text:deletion>
        </text:changed-region>
        <text:changed-region xml:id="ct109849784666432" text:id="ct109849784666432">
          <text:insertion>
            <office:change-info>
              <dc:creator>Stuart Baker</dc:creator>
              <dc:date>2024-06-24T11:26:35</dc:date>
            </office:change-info>
          </text:insertion>
        </text:changed-region>
        <text:changed-region xml:id="ct109849784682016" text:id="ct109849784682016">
          <text:insertion>
            <office:change-info>
              <dc:creator>Stuart Baker</dc:creator>
              <dc:date>2024-06-24T11:27:24</dc:date>
            </office:change-info>
          </text:insertion>
        </text:changed-region>
        <text:changed-region xml:id="ct109849784683216" text:id="ct109849784683216">
          <text:insertion>
            <office:change-info>
              <dc:creator>Stuart Baker</dc:creator>
              <dc:date>2024-06-24T11:28:37</dc:date>
            </office:change-info>
          </text:insertion>
        </text:changed-region>
        <text:changed-region xml:id="ct109849784683504" text:id="ct109849784683504">
          <text:deletion>
            <office:change-info>
              <dc:creator>Stuart Baker</dc:creator>
              <dc:date>2024-06-24T11:28:37</dc:date>
            </office:change-info>
            <text:p text:style-name="P42"><text:span text:style-name="T43">7</text:span></text:p>
          </text:deletion>
        </text:changed-region>
        <text:changed-region xml:id="ct109849784684704" text:id="ct109849784684704">
          <text:insertion>
            <office:change-info>
              <dc:creator>Stuart Baker</dc:creator>
              <dc:date>2024-06-24T11:28:40</dc:date>
            </office:change-info>
          </text:insertion>
        </text:changed-region>
        <text:changed-region xml:id="ct109849784684992" text:id="ct109849784684992">
          <text:deletion>
            <office:change-info>
              <dc:creator>Stuart Baker</dc:creator>
              <dc:date>2024-06-24T11:28:40</dc:date>
            </office:change-info>
            <text:p text:style-name="P42"><text:span text:style-name="T43">8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1"><text:bookmark-start text:name="__RefHeading___Toc14962_1060902120"/>Introduction (Informative)<text:bookmark-end text:name="__RefHeading___Toc14962_1060902120"/></text:h>
      <text:p text:style-name="Standard">This <text:span text:style-name="T14">s</text:span><text:span text:style-name="T5">tandard</text:span> describes the format and allocation of OpenLCB <text:span text:style-name="T11">E</text:span>vent <text:span text:style-name="T11">I</text:span>dentifiers (<text:span text:style-name="T11">E</text:span>vent IDs). It is not specific to any wire protocol.</text:p>
      <text:h text:style-name="P57" text:outline-level="1"><text:bookmark-start text:name="__RefHeading___Toc14964_1060902120"/>Intended use (Informative)<text:bookmark-end text:name="__RefHeading___Toc14964_1060902120"/></text:h>
      <text:p text:style-name="P33">This standard defines the fo<text:span text:style-name="T16">r</text:span>mat and allocation of Event Identifiers. <text:s/>Event Identifiers are typically used with the Event Transport protocol <text:span text:style-name="T16">and are globally unique.</text:span></text:p>
      <text:h text:style-name="Heading_20_1" text:outline-level="1"><text:bookmark-start text:name="__RefHeading___Toc14966_1060902120"/>References and Context <text:span text:style-name="T15">(Normative</text:span>)<text:bookmark-end text:name="__RefHeading___Toc14966_1060902120"/></text:h>
      <text:p text:style-name="Standard">This S<text:span text:style-name="T5">tandard</text:span> is in the context of the following OpenLCB Standards:</text:p>
      <text:list text:style-name="L1">
        <text:list-item>
          <text:p text:style-name="P64">The CAN Physical <text:span text:style-name="T20">Layer </text:span>Standard, which <text:span text:style-name="T20">specifies the physical layer for transporting OpenLCB-CAN frames</text:span></text:p>
        </text:list-item>
        <text:list-item>
          <text:p text:style-name="P65">The Message Network Standard, which <text:span text:style-name="T9">defines the basic messages and how they interact. Higher-level protocols are based on this message network, but are defined elsewhere.</text:span></text:p>
        </text:list-item>
        <text:list-item>
          <text:p text:style-name="P62">The Event Transport Standard, which defines the protocol for transporting events.</text:p>
        </text:list-item>
        <text:list-item>
          <text:p text:style-name="P63">The Unique Identifiers Standard w<text:span text:style-name="T17">hi</text:span>ch defines the format and allocation of unique 48-bit identifiers.<text:change-start text:change-id="ct109849782547840"/></text:p>
        </text:list-item>
      </text:list>
      <text:p text:style-name="P53">This Standard is in the context of the following NMRA<text:change-end text:change-id="ct109849782547840"/><text:change-start text:change-id="ct109849783847248"/> Standards:</text:p>
      <text:list text:style-name="L2">
        <text:list-item>
          <text:p text:style-name="P66"><text:span text:style-name="T41">NMRA </text:span>S-9.2.1 DCC Extended Packet Formats, which specifies the format of DCC accessory packet<text:change-end text:change-id="ct109849783847248"/><text:change-start text:change-id="ct109849783847600"/>s.<text:change-end text:change-id="ct109849783847600"/></text:p>
        </text:list-item>
      </text:list>
      <text:h text:style-name="Heading_20_1" text:outline-level="1"><text:bookmark-start text:name="__RefHeading___Toc14968_1060902120"/>Format <text:span text:style-name="T18">(Normative)</text:span><text:bookmark-end text:name="__RefHeading___Toc14968_1060902120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31">The order of bytes in an OpenLCB <text:span text:style-name="T12">E</text:span>vent I<text:span text:style-name="T12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0">Within the tables below, byte 1 is considered the most-significant byte, while byte 8 is considered the least significant byte.</text:span></text:p>
      <text:h text:style-name="P58" text:outline-level="1"><text:soft-page-break/></text:h>
      <text:h text:style-name="P59" text:outline-level="1"><text:bookmark-start text:name="__RefHeading___Toc14970_1060902120"/>Allocation <text:span text:style-name="T18">(Normative)</text:span><text:bookmark-end text:name="__RefHeading___Toc14970_1060902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 table:style-name="Table5.I1"/>
        </table:table-row>
        <table:table-row>
          <table:table-cell table:style-name="Table5.A3" table:number-columns-spanned="6" office:value-type="string">
            <text:p text:style-name="P13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13">*</text:p>
          </table:table-cell>
          <table:table-cell table:style-name="Table5.G3" office:value-type="string">
            <text:p text:style-name="P13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60" text:outline-level="2"><text:bookmark-start text:name="__RefHeading___Toc14972_1060902120"/>Well-Known Automatically-Routed<text:bookmark-end text:name="__RefHeading___Toc14972_1060902120"/></text:h>
      <text:p text:style-name="P32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 table:style-name="Table2.I1"/>
          </table:table-row>
          <table:table-row table:style-name="Table2.3">
            <table:table-cell table:style-name="Table2.A3" table:number-rows-spanned="13" office:value-type="string">
              <text:p text:style-name="P13">01</text:p>
            </table:table-cell>
            <table:table-cell table:style-name="Table2.B3" table:number-rows-spanned="13" office:value-type="string">
              <text:p text:style-name="P13">00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C3" office:value-type="string">
              <text:p text:style-name="P13">*</text:p>
            </table:table-cell>
            <table:table-cell table:style-name="Table2.I3" office:value-type="string">
              <text:p text:style-name="P25">Well-Known Automatically-Routed Event Identifiers</text:p>
            </table:table-cell>
          </table:table-row>
        </table:table-header-rows>
        <table:table-row table:style-name="Table2.4">
          <table:covered-table-cell table:style-name="Table2.A3"/>
          <table:covered-table-cell table:style-name="Table2.B3"/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4" table:number-rows-spanned="12" office:value-type="string">
            <text:p text:style-name="P13">00</text:p>
          </table:table-cell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F</text:p>
          </table:table-cell>
          <table:table-cell table:style-name="Table2.I3" office:value-type="string">
            <text:p text:style-name="Table_20_Contents">Emergency off (de-energize)</text:p>
          </table:table-cell>
        </table:table-row>
        <table:table-row table:style-name="Table2.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E</text:p>
          </table:table-cell>
          <table:table-cell table:style-name="Table2.I3" office:value-type="string">
            <text:p text:style-name="Table_20_Contents">Clear emergency off (energize)</text:p>
          </table:table-cell>
        </table:table-row>
        <table:table-row table:style-name="Table2.6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D</text:p>
          </table:table-cell>
          <table:table-cell table:style-name="Table2.I3" office:value-type="string">
            <text:p text:style-name="Table_20_Contents">Emergency stop of all operations</text:p>
          </table:table-cell>
        </table:table-row>
        <table:table-row table:style-name="Table2.7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C</text:p>
          </table:table-cell>
          <table:table-cell table:style-name="Table2.I3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F</text:p>
          </table:table-cell>
          <table:table-cell table:style-name="Table2.C3" office:value-type="string">
            <text:p text:style-name="P13">F8</text:p>
          </table:table-cell>
          <table:table-cell table:style-name="Table2.I3" office:value-type="string">
            <text:p text:style-name="Table_20_Contents">Node recorded a new log entry</text:p>
          </table:table-cell>
        </table:table-row>
        <table:table-row table:style-name="Table2.9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6">FF</text:p>
          </table:table-cell>
          <table:table-cell table:style-name="Table2.C3" office:value-type="string">
            <text:p text:style-name="P26">F1</text:p>
          </table:table-cell>
          <table:table-cell table:style-name="Table2.I3" office:value-type="string">
            <text:p text:style-name="P28">Power supply brownout detected below minimum required by node</text:p>
          </table:table-cell>
        </table:table-row>
        <table:table-row table:style-name="Table2.10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26">FF</text:p>
          </table:table-cell>
          <table:table-cell table:style-name="Table2.C3" office:value-type="string">
            <text:p text:style-name="P26">F0</text:p>
          </table:table-cell>
          <table:table-cell table:style-name="Table2.I3" office:value-type="string">
            <text:p text:style-name="P27">P<text:span text:style-name="T21">ower supply brownout detected below minimum required by standard</text:span></text:p>
          </table:table-cell>
        </table:table-row>
        <table:table-row table:style-name="Table2.11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E</text:p>
          </table:table-cell>
          <table:table-cell table:style-name="Table2.C3" office:value-type="string">
            <text:p text:style-name="P13">00</text:p>
          </table:table-cell>
          <table:table-cell table:style-name="Table2.I3" office:value-type="string">
            <text:p text:style-name="Table_20_Contents">Ident button combination pressed</text:p>
          </table:table-cell>
        </table:table-row>
        <table:table-row table:style-name="Table2.12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1</text:p>
          </table:table-cell>
          <table:table-cell table:style-name="Table2.I3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2</text:p>
          </table:table-cell>
          <table:table-cell table:style-name="Table2.I3" office:value-type="string">
            <text:p text:style-name="Table_20_Contents">Link error code 2</text:p>
          </table:table-cell>
        </table:table-row>
        <table:table-row table:style-name="Table2.14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C3" office:value-type="string">
            <text:p text:style-name="P13">FD</text:p>
          </table:table-cell>
          <table:table-cell table:style-name="Table2.C3" office:value-type="string">
            <text:p text:style-name="P13">03</text:p>
          </table:table-cell>
          <table:table-cell table:style-name="Table2.I3" office:value-type="string">
            <text:p text:style-name="Table_20_Contents">Link error code 3</text:p>
          </table:table-cell>
        </table:table-row>
        <table:table-row table:style-name="Table2.15">
          <table:covered-table-cell table:style-name="Table2.A3"/>
          <table:covered-table-cell table:style-name="Table2.B3"/>
          <table:covered-table-cell table:style-name="Table2.C4"/>
          <table:covered-table-cell table:style-name="Table2.C4"/>
          <table:covered-table-cell table:style-name="Table2.C4"/>
          <table:covered-table-cell table:style-name="Table2.C4"/>
          <table:table-cell table:style-name="Table2.G15" office:value-type="string">
            <text:p text:style-name="P13">FD</text:p>
          </table:table-cell>
          <table:table-cell table:style-name="Table2.G15" office:value-type="string">
            <text:p text:style-name="P13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61" text:outline-level="2"/>
      <text:h text:style-name="P60" text:outline-level="2"><text:bookmark-start text:name="__RefHeading___Toc14974_1060902120"/>Well-Known<text:bookmark-end text:name="__RefHeading___Toc14974_1060902120"/></text:h>
      <text:p text:style-name="Standard">The following <text:span text:style-name="T13">E</text:span>vent <text:span text:style-name="T13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 table:style-name="Table4.I1"/>
          </table:table-row>
          <table:table-row table:style-name="Table4.3">
            <table:table-cell table:style-name="Table4.A3" table:number-rows-spanned="23" office:value-type="string">
              <text:p text:style-name="P24">01</text:p>
              <text:p text:style-name="P17"/>
              <text:p text:style-name="P13"/>
            </table:table-cell>
            <table:table-cell table:style-name="Table4.B3" table:number-rows-spanned="23" office:value-type="string">
              <text:p text:style-name="P24">01</text:p>
              <text:p text:style-name="P17"/>
              <text:p text:style-name="P29"/>
            </table:table-cell>
            <table:table-cell table:style-name="Table4.C3" office:value-type="string">
              <text:p text:style-name="P13">*</text:p>
            </table:table-cell>
            <table:table-cell table:style-name="Table4.D3" office:value-type="string">
              <text:p text:style-name="P13">*</text:p>
            </table:table-cell>
            <table:table-cell table:style-name="Table4.E3" office:value-type="string">
              <text:p text:style-name="P13">*</text:p>
            </table:table-cell>
            <table:table-cell table:style-name="Table4.F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G3" office:value-type="string">
              <text:p text:style-name="P13">*</text:p>
            </table:table-cell>
            <table:table-cell table:style-name="Table4.I3" office:value-type="string">
              <text:p text:style-name="P23">Well-Known Event Identifiers</text:p>
            </table:table-cell>
          </table:table-row>
        </table:table-header-rows>
        <table:table-row table:style-name="Table4.4">
          <table:covered-table-cell table:style-name="Table4.A4"/>
          <table:covered-table-cell table:style-name="Table4.B4"/>
          <table:table-cell table:style-name="Table4.C4" table:number-rows-spanned="10" office:value-type="string">
            <text:p text:style-name="P13">00</text:p>
          </table:table-cell>
          <table:table-cell table:style-name="Table4.D4" table:number-rows-spanned="10" office:value-type="string">
            <text:p text:style-name="P13">00</text:p>
          </table:table-cell>
          <table:table-cell table:style-name="Table4.E3" table:number-rows-spanned="9" office:value-type="string">
            <text:p text:style-name="P13">00</text:p>
          </table:table-cell>
          <table:table-cell table:style-name="Table4.F3" table:number-rows-spanned="9" office:value-type="string">
            <text:p text:style-name="P13">00</text:p>
          </table:table-cell>
          <table:table-cell table:style-name="Table4.G3" office:value-type="string">
            <text:p text:style-name="P13">02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Duplicate Node ID <text:span text:style-name="T7">D</text:span>etected</text:p>
          </table:table-cell>
        </table:table-row>
        <table:table-row table:style-name="Table4.5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*</text:p>
          </table:table-cell>
          <table:table-cell table:style-name="Table4.I3" office:value-type="string">
            <text:p text:style-name="Table_20_Contents">Reserved for <text:change text:change-id="ct109849853702800"/><text:change-start text:change-id="ct109849852387344"/><text:span text:style-name="T44">Train Control</text:span><text:change-end text:change-id="ct109849852387344"/> Protocol</text:p>
          </table:table-cell>
        </table:table-row>
        <table:table-row table:style-name="Table4.6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1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7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2</text:p>
          </table:table-cell>
          <table:table-cell table:style-name="Table4.I3" office:value-type="string">
            <text:p text:style-name="Table_20_Contents">Reserved</text:p>
          </table:table-cell>
        </table:table-row>
        <table:table-row table:style-name="Table4.8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3" office:value-type="string">
            <text:p text:style-name="P13">03</text:p>
          </table:table-cell>
          <table:table-cell table:style-name="Table4.G3" office:value-type="string">
            <text:p text:style-name="P13">03</text:p>
          </table:table-cell>
          <table:table-cell table:style-name="Table4.I3" office:value-type="string">
            <text:p text:style-name="Table_20_Contents">This node is a Train</text:p>
          </table:table-cell>
        </table:table-row>
        <table:table-row table:style-name="Table4.9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9" office:value-type="string">
            <text:p text:style-name="P13">03</text:p>
          </table:table-cell>
          <table:table-cell table:style-name="Table4.H9" office:value-type="string">
            <text:p text:style-name="P13">04</text:p>
          </table:table-cell>
          <table:table-cell table:style-name="Table4.I9" office:value-type="string">
            <text:p text:style-name="Table_20_Contents">This node is a <text:change text:change-id="ct109849864237808"/><text:change-start text:change-id="ct109849830463856"/><text:span text:style-name="T45">Train Control</text:span><text:change-end text:change-id="ct109849830463856"/> Proxy</text:p>
          </table:table-cell>
        </table:table-row>
        <table:table-row table:style-name="Table4.10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21">06</text:p>
          </table:table-cell>
          <table:table-cell table:style-name="Table4.G10" office:value-type="string">
            <text:p text:style-name="P13">*</text:p>
          </table:table-cell>
          <table:table-cell table:style-name="Table4.I3" office:value-type="string">
            <text:p text:style-name="P22">Reserved for Firmware Upgrade Protocol</text:p>
          </table:table-cell>
        </table:table-row>
        <table:table-row table:style-name="Table4.11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9">06</text:p>
          </table:table-cell>
          <table:table-cell table:style-name="Table4.G10" office:value-type="string">
            <text:p text:style-name="P19">01</text:p>
          </table:table-cell>
          <table:table-cell table:style-name="Table4.I3" office:value-type="string">
            <text:p text:style-name="P20">Firmware Corrupted</text:p>
          </table:table-cell>
        </table:table-row>
        <table:table-row table:style-name="Table4.12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covered-table-cell table:style-name="Table4.E3"/>
          <table:covered-table-cell table:style-name="Table4.F3"/>
          <table:table-cell table:style-name="Table4.G10" office:value-type="string">
            <text:p text:style-name="P19">06</text:p>
          </table:table-cell>
          <table:table-cell table:style-name="Table4.G10" office:value-type="string">
            <text:p text:style-name="P19">02</text:p>
          </table:table-cell>
          <table:table-cell table:style-name="Table4.I3" office:value-type="string">
            <text:p text:style-name="P20">Firmware Upgrade Request by Hardware Switch</text:p>
          </table:table-cell>
        </table:table-row>
        <table:table-row table:style-name="Table4.13">
          <table:covered-table-cell table:style-name="Table4.A4"/>
          <table:covered-table-cell table:style-name="Table4.B4"/>
          <table:covered-table-cell table:style-name="Table4.C4"/>
          <table:covered-table-cell table:style-name="Table4.D4"/>
          <table:table-cell table:style-name="Table4.E13" office:value-type="string">
            <text:p text:style-name="P34">01</text:p>
          </table:table-cell>
          <table:table-cell table:style-name="Table4.E13" office:value-type="string">
            <text:p text:style-name="P34">00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Default Fast Clock</text:p>
          </table:table-cell>
        </table:table-row>
        <table:table-row table:style-name="Table4.14">
          <table:covered-table-cell table:style-name="Table4.A4"/>
          <table:covered-table-cell table:style-name="Table4.B4"/>
          <table:table-cell table:style-name="Table4.C14" table:number-rows-spanned="3" office:value-type="string">
            <text:p text:style-name="P36">00</text:p>
          </table:table-cell>
          <table:table-cell table:style-name="Table4.D14" table:number-rows-spanned="3" office:value-type="string">
            <text:p text:style-name="P36">00</text:p>
          </table:table-cell>
          <table:table-cell table:style-name="Table4.E14" table:number-rows-spanned="3" office:value-type="string">
            <text:p text:style-name="P34">01</text:p>
          </table:table-cell>
          <table:table-cell table:style-name="Table4.E13" office:value-type="string">
            <text:p text:style-name="P34">01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Default Real-Time Clock</text:p>
          </table:table-cell>
        </table:table-row>
        <table:table-row table:style-name="Table4.15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E13" office:value-type="string">
            <text:p text:style-name="P34">02</text:p>
          </table:table-cell>
          <table:table-cell table:style-name="Table4.G13" table:number-columns-spanned="2" office:value-type="string">
            <text:p text:style-name="P14">*</text:p>
          </table:table-cell>
          <table:covered-table-cell/>
          <table:table-cell table:style-name="Table4.I13" office:value-type="string">
            <text:p text:style-name="P35">Alternate Clock 1</text:p>
          </table:table-cell>
        </table:table-row>
        <table:table-row table:style-name="Table4.16">
          <table:covered-table-cell table:style-name="Table4.A4"/>
          <table:covered-table-cell table:style-name="Table4.B4"/>
          <table:covered-table-cell table:style-name="Table4.C14"/>
          <table:covered-table-cell table:style-name="Table4.D14"/>
          <table:covered-table-cell table:style-name="Table4.E14"/>
          <table:table-cell table:style-name="Table4.F16" office:value-type="string">
            <text:p text:style-name="P34">03</text:p>
          </table:table-cell>
          <table:table-cell table:style-name="Table4.G16" table:number-columns-spanned="2" office:value-type="string">
            <text:p text:style-name="P14">*</text:p>
          </table:table-cell>
          <table:covered-table-cell/>
          <table:table-cell table:style-name="Table4.I16" office:value-type="string">
            <text:p text:style-name="P35">Alternate Clock 2</text:p>
          </table:table-cell>
        </table:table-row>
        <table:table-row table:style-name="Table4.17">
          <table:covered-table-cell table:style-name="Table4.A4"/>
          <table:covered-table-cell table:style-name="Table4.B4"/>
          <table:table-cell table:style-name="Table4.G3" office:value-type="string">
            <text:p text:style-name="P17">01</text:p>
          </table:table-cell>
          <table:table-cell table:style-name="Table4.G3" office:value-type="string">
            <text:p text:style-name="P17">00</text:p>
          </table:table-cell>
          <table:table-cell table:style-name="Table4.E17" table:number-columns-spanned="2" office:value-type="string">
            <text:p text:style-name="P18">CBUS<text:line-break/>Node ID</text:p>
          </table:table-cell>
          <table:covered-table-cell/>
          <table:table-cell table:style-name="Table4.G13" table:number-columns-spanned="2" office:value-type="string">
            <text:p text:style-name="P14">CBUS<text:line-break/>Event ID</text:p>
          </table:table-cell>
          <table:covered-table-cell/>
          <table:table-cell table:style-name="Table4.I13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 table:style-name="Table4.A4"/>
          <table:covered-table-cell table:style-name="Table4.B4"/>
          <table:table-cell table:style-name="Table4.C18" office:value-type="string">
            <text:p text:style-name="P17">01</text:p>
          </table:table-cell>
          <table:table-cell table:style-name="Table4.C18" office:value-type="string">
            <text:p text:style-name="P17">01</text:p>
          </table:table-cell>
          <table:table-cell table:style-name="Table4.E18" table:number-columns-spanned="2" office:value-type="string">
            <text:p text:style-name="P17">CBUS<text:line-break/>Node ID</text:p>
          </table:table-cell>
          <table:covered-table-cell/>
          <table:table-cell table:style-name="Table4.G18" table:number-columns-spanned="2" office:value-type="string">
            <text:p text:style-name="P16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19">OFF</text:span> request.</text:p>
          </table:table-cell>
        </table:table-row>
        <table:table-row table:style-name="Table4.19">
          <table:covered-table-cell table:style-name="Table4.A4"/>
          <table:covered-table-cell table:style-name="Table4.B4"/>
          <table:table-cell table:style-name="Table4.C19" table:number-rows-spanned="7" office:value-type="string">
            <text:p text:style-name="P37">02</text:p>
          </table:table-cell>
          <table:table-cell table:style-name="Table4.D19" table:number-rows-spanned="7" office:value-type="string">
            <text:p text:style-name="P37">00</text:p>
          </table:table-cell>
          <table:table-cell table:style-name="Table4.E19" table:number-rows-spanned="6" office:value-type="string">
            <text:p text:style-name="P37">00</text:p>
          </table:table-cell>
          <table:table-cell table:style-name="Table4.F19" office:value-type="string">
            <text:p text:style-name="P37">FF</text:p>
          </table:table-cell>
          <table:table-cell table:style-name="Table4.G19" table:number-columns-spanned="2" office:value-type="string">
            <text:p text:style-name="P73">1<text:change-start text:change-id="ct109849784605168"/><text:span text:style-name="T38">1</text:span><text:change-end text:change-id="ct109849784605168"/><text:change text:change-id="ct109849784605712"/>-bit DCC Basic Accessory Address<text:change-start text:change-id="ct109849883384352"/> 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109849883384352"/></text:p>
          </table:table-cell>
          <table:covered-table-cell/>
          <table:table-cell table:style-name="Table4.I19" office:value-type="string">
            <text:p text:style-name="P38">Activate basic DCC accessory decoder address.</text:p>
            <text:p text:style-name="P39">Bytes 7 and 8 <text:change text:change-id="ct109849879460976"/><text:change-start text:change-id="ct109849878375200"/><text:span text:style-name="T45">contain</text:span><text:change-end text:change-id="ct109849878375200"/> the DCC accessory decoder address (0 – 40<text:change-start text:change-id="ct109849784608032"/><text:span text:style-name="T38">95</text:span><text:change-end text:change-id="ct109849784608032"/><text:change text:change-id="ct109849784608400"/>)<text:change-start text:change-id="ct109849784641632"/> 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change-end text:change-id="ct109849784641632"/><text:note text:id="ftn1" text:note-class="footnote"><text:note-citation>1</text:note-citation><text:note-body><text:p text:style-name="P45">For information on the different methods of how these 2 x 40<text:change-start text:change-id="ct109849784652240"/><text:span text:style-name="T38">95</text:span><text:change-end text:change-id="ct109849784652240"/><text:change text:change-id="ct109849784652560"/> addresses map to the commonly used turnout addr<text:span text:style-name="T23">e</text:span>sses of 1..204<text:change-start text:change-id="ct109849784655136"/><text:span text:style-name="T38">8</text:span><text:change-end text:change-id="ct109849784655136"/><text:change text:change-id="ct109849784655456"/>, please see the OpenLCB Event Identifiers Technical Note.</text:p></text:note-body></text:note>. <text:change text:change-id="ct109849784650400"/>All other values for bytes 7 and 8 are reserved for future uses.</text:p>
          </table:table-cell>
        </table:table-row>
        <table:table-row table:style-name="Table4.20">
          <table:covered-table-cell table:style-name="Table4.A20"/>
          <table:covered-table-cell table:style-name="Table4.B20"/>
          <table:covered-table-cell table:style-name="Table4.C20"/>
          <table:covered-table-cell table:style-name="Table4.D20"/>
          <table:covered-table-cell table:style-name="Table4.E20"/>
          <table:table-cell table:style-name="Table4.F20" office:value-type="string">
            <text:p text:style-name="P37">FE</text:p>
          </table:table-cell>
          <table:table-cell table:style-name="Table4.G20" table:number-columns-spanned="2" office:value-type="string">
            <text:p text:style-name="P74">1<text:change-start text:change-id="ct109849782849648"/><text:span text:style-name="T38">1</text:span><text:change-end text:change-id="ct109849782849648"/><text:change text:change-id="ct109849783910400"/>-bit DCC Basic Accessory Address<text:change-start text:change-id="ct109849842559328"/> <text:change-end text:change-id="ct109849842559328"/><text:change-start text:change-id="ct109849886935360"/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109849886935360"/></text:p>
          </table:table-cell>
          <table:covered-table-cell/>
          <table:table-cell table:style-name="Table4.I20" office:value-type="string">
            <text:p text:style-name="P40">Deactivate basic DCC accessory decoder address.</text:p>
            <text:p text:style-name="P41">Bytes 7 and 8 <text:change text:change-id="ct109849877799008"/><text:change-start text:change-id="ct109849878635968"/><text:span text:style-name="T45">contain</text:span><text:change-end text:change-id="ct109849878635968"/> the DCC accessory decoder address (0 – 40<text:change-start text:change-id="ct109849784659072"/><text:span text:style-name="T38">95</text:span><text:change-end text:change-id="ct109849784659072"/><text:change text:change-id="ct109849784659360"/>)<text:change-start text:change-id="ct109849784659744"/> 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change-end text:change-id="ct109849784659744"/><text:span text:style-name="T27"><text:note-ref text:note-class="footnote" text:reference-format="text" text:ref-name="ftn1">1</text:note-ref></text:span>. <text:change text:change-id="ct109849784661088"/>All other values for bytes 7 and 8 are reserved for future uses.</text:p>
          </table:table-cell>
        </table:table-row>
        <table:table-row table:style-name="Table4.21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1"><text:change-start text:change-id="ct109849784639216"/>FD<text:change-end text:change-id="ct109849784639216"/></text:p>
          </table:table-cell>
          <table:table-cell table:style-name="Table4.G21" table:number-columns-spanned="2" office:value-type="string">
            <text:p text:style-name="P75"><text:change-start text:change-id="ct109849784673184"/>1<text:change-end text:change-id="ct109849784673184"/><text:change-start text:change-id="ct109849835230400"/><text:span text:style-name="T45">1</text:span><text:change-end text:change-id="ct109849835230400"/><text:change text:change-id="ct109849830822512"/><text:change-start text:change-id="ct109849834579568"/>-bit <text:span text:style-name="T6">DCC</text:span><text:span text:style-name="T34"> </text:span><text:change-end text:change-id="ct109849834579568"/><text:change-start text:change-id="ct109849784625056"/><text:span text:style-name="T33">Accessory</text:span><text:change-end text:change-id="ct109849784625056"/><text:change-start text:change-id="ct109849784621280"/> <text:span text:style-name="T31">Address</text:span><text:change-end text:change-id="ct109849784621280"/><text:change-start text:change-id="ct109849885718752"/><text:span text:style-name="T31"> </text:span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109849885718752"/></text:p>
          </table:table-cell>
          <table:covered-table-cell/>
          <table:table-cell table:style-name="Table4.I21" office:value-type="string">
            <text:p text:style-name="P48"><text:change-start text:change-id="ct109849784624768"/><text:span text:style-name="T6">DCC</text:span><text:change-end text:change-id="ct109849784624768"/><text:change-start text:change-id="ct109849784627680"/><text:span text:style-name="T34"> </text:span>turnout feedback active/on/high.<text:change-end text:change-id="ct109849784627680"/><text:change-start text:change-id="ct109849784637248"/></text:p>
            <text:p text:style-name="P72">Bytes 7 and 8 contain the DCC accessory decoder address (0 – <text:span text:style-name="T36">4095</text:span>)<text:change-end text:change-id="ct109849784637248"/><text:change-start text:change-id="ct109849882591648"/><text:span text:style-name="T22"> </text:span>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span text:style-name="T29"><text:note-ref text:note-class="footnote" text:reference-format="text" text:ref-name="ftn1">1</text:note-ref></text:span><text:change-end text:change-id="ct109849882591648"/><text:change-start text:change-id="ct109849832691856"/>. All other values for bytes 7 and 8 are reserved for future uses.<text:change-end text:change-id="ct109849832691856"/></text:p>
          </table:table-cell>
        </table:table-row>
        <table:table-row table:style-name="Table4.22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1" office:value-type="string">
            <text:p text:style-name="P52"><text:change-start text:change-id="ct109849784611808"/>FC<text:change-end text:change-id="ct109849784611808"/></text:p>
          </table:table-cell>
          <table:table-cell table:style-name="Table4.G21" table:number-columns-spanned="2" office:value-type="string">
            <text:p text:style-name="P75"><text:change-start text:change-id="ct109849784634336"/>1<text:change-end text:change-id="ct109849784634336"/><text:change-start text:change-id="ct109849830613120"/><text:span text:style-name="T45">1</text:span><text:change-end text:change-id="ct109849830613120"/><text:change text:change-id="ct109849831056480"/><text:change-start text:change-id="ct109849834830592"/>-bit <text:span text:style-name="T6">DCC</text:span><text:span text:style-name="T34"> </text:span><text:span text:style-name="T33">Accessory</text:span> <text:change-end text:change-id="ct109849834830592"/><text:change-start text:change-id="ct109849783942256"/><text:span text:style-name="T31">Address</text:span><text:change-end text:change-id="ct109849783942256"/><text:change-start text:change-id="ct109849886471392"/><text:span text:style-name="T31"> </text:span><text:span text:style-name="T45">(A</text:span><text:span text:style-name="T40">10</text:span><text:span text:style-name="T45">..A</text:span><text:span text:style-name="T40">0</text:span><text:span text:style-name="T45">) + Pair bit (R)</text:span><text:change-end text:change-id="ct109849886471392"/></text:p>
          </table:table-cell>
          <table:covered-table-cell/>
          <table:table-cell table:style-name="Table4.I21" office:value-type="string">
            <text:p text:style-name="P48"><text:change-start text:change-id="ct109849784601360"/><text:span text:style-name="T6">DCC</text:span><text:change-end text:change-id="ct109849784601360"/><text:change-start text:change-id="ct109849783739376"/><text:span text:style-name="T34"> </text:span>turnout feedback inactive/off/low<text:change-end text:change-id="ct109849783739376"/><text:change-start text:change-id="ct109849783955920"/>.</text:p>
            <text:p text:style-name="P72">Bytes 7 and 8 contain the DCC accessory decoder address (0 – <text:span text:style-name="T36">4095</text:span>)<text:change-end text:change-id="ct109849783955920"/><text:change-start text:change-id="ct109849882380128"/><text:span text:style-name="T22"> </text:span><text:span text:style-name="T38">in the form of byte 7 = 0000A</text:span><text:span text:style-name="T39">10</text:span><text:span text:style-name="T38">A</text:span><text:span text:style-name="T39">9</text:span><text:span text:style-name="T38">A</text:span><text:span text:style-name="T39">8</text:span><text:span text:style-name="T38">A</text:span><text:span text:style-name="T39">7</text:span><text:span text:style-name="T38"> and byte 8 = A</text:span><text:span text:style-name="T39">6</text:span><text:span text:style-name="T38">A</text:span><text:span text:style-name="T39">5</text:span><text:span text:style-name="T38">A</text:span><text:span text:style-name="T39">4</text:span><text:span text:style-name="T38">A</text:span><text:span text:style-name="T39">3</text:span><text:span text:style-name="T38">A</text:span><text:span text:style-name="T39">2</text:span><text:span text:style-name="T38">A</text:span><text:span text:style-name="T39">1</text:span><text:span text:style-name="T38">A</text:span><text:span text:style-name="T39">0</text:span><text:span text:style-name="T38">R</text:span><text:span text:style-name="T29"><text:note-ref text:note-class="footnote" text:reference-format="text" text:ref-name="ftn1">1</text:note-ref></text:span><text:change-end text:change-id="ct109849882380128"/><text:change-start text:change-id="ct109849817447648"/>. All other values for bytes 7 and 8 are reserved for future uses.<text:change-end text:change-id="ct109849817447648"/></text:p>
          </table:table-cell>
        </table:table-row>
        <table:table-row table:style-name="Table4.23">
          <table:covered-table-cell table:style-name="Table4.A4"/>
          <table:covered-table-cell table:style-name="Table4.B4"/>
          <table:covered-table-cell table:style-name="Table4.C21"/>
          <table:covered-table-cell table:style-name="Table4.D21"/>
          <table:covered-table-cell table:style-name="Table4.E19"/>
          <table:table-cell table:style-name="Table4.F23" office:value-type="string">
            <text:p text:style-name="P51"><text:change-start text:change-id="ct109849784653488"/>F<text:change-end text:change-id="ct109849784653488"/><text:change-start text:change-id="ct109849784641072"/><text:span text:style-name="T36">B</text:span><text:change-end text:change-id="ct109849784641072"/></text:p>
          </table:table-cell>
          <table:table-cell table:style-name="Table4.G21" table:number-columns-spanned="2" office:value-type="string">
            <text:p text:style-name="P47"><text:change-start text:change-id="ct109849784625824"/>12-bit <text:span text:style-name="T6">DCC</text:span><text:span text:style-name="T34"> </text:span>Sensor <text:change-end text:change-id="ct109849784625824"/><text:change-start text:change-id="ct109849783910832"/><text:span text:style-name="T32">Address</text:span><text:change-end text:change-id="ct109849783910832"/></text:p>
          </table:table-cell>
          <table:covered-table-cell/>
          <table:table-cell table:style-name="Table4.I21" office:value-type="string">
            <text:p text:style-name="P48"><text:change-start text:change-id="ct109849784628304"/><text:span text:style-name="T6">DCC</text:span><text:change-end text:change-id="ct109849784628304"/><text:change-start text:change-id="ct109849783918672"/><text:span text:style-name="T34"> </text:span><text:span text:style-name="T37">system </text:span><text:span text:style-name="T32">sensor</text:span> feedback active/on/high.</text:p>
            <text:p text:style-name="P49">Bytes 7 and 8 contain the <text:span text:style-name="T33">sensor</text:span> address (0 – 4095). All other values for bytes 7 and 8 are reserved for future uses.<text:change-end text:change-id="ct109849783918672"/></text:p>
          </table:table-cell>
        </table:table-row>
        <table:table-row table:style-name="Table4.24">
          <table:covered-table-cell table:style-name="Table4.A24"/>
          <table:covered-table-cell table:style-name="Table4.B24"/>
          <table:covered-table-cell table:style-name="Table4.C24"/>
          <table:covered-table-cell table:style-name="Table4.D24"/>
          <table:covered-table-cell table:style-name="Table4.E24"/>
          <table:table-cell table:style-name="Table4.F24" office:value-type="string">
            <text:p text:style-name="P52"><text:change-start text:change-id="ct109849784654576"/>FA<text:change-end text:change-id="ct109849784654576"/></text:p>
          </table:table-cell>
          <table:table-cell table:style-name="Table4.G24" table:number-columns-spanned="2" office:value-type="string">
            <text:p text:style-name="P50"><text:change-start text:change-id="ct109849784654032"/>12-bit <text:span text:style-name="T6">DCC</text:span><text:span text:style-name="T34"> </text:span>Sensor Address<text:change-end text:change-id="ct109849784654032"/></text:p>
          </table:table-cell>
          <table:covered-table-cell/>
          <table:table-cell table:style-name="Table4.I24" office:value-type="string">
            <text:p text:style-name="P48"><text:change-start text:change-id="ct109849784635696"/><text:span text:style-name="T6">DCC</text:span><text:change-end text:change-id="ct109849784635696"/><text:change-start text:change-id="ct109849784652848"/><text:span text:style-name="T34"> </text:span><text:span text:style-name="T37">system </text:span><text:span text:style-name="T32">sensor</text:span> feedback inactive/off/low.</text:p>
            <text:p text:style-name="P49">Bytes 7 and 8 contain the DCC <text:span text:style-name="T33">sensor</text:span> address (0 – 4095). All other values for bytes 7 and 8 are reserved for future uses.<text:change-end text:change-id="ct109849784652848"/></text:p>
          </table:table-cell>
        </table:table-row>
        <table:table-row table:style-name="Table4.25">
          <table:covered-table-cell table:style-name="Table4.A25"/>
          <table:covered-table-cell table:style-name="Table4.B25"/>
          <table:covered-table-cell table:style-name="Table4.C25"/>
          <table:covered-table-cell table:style-name="Table4.D25"/>
          <table:table-cell table:style-name="Table4.E25" office:value-type="string">
            <text:p text:style-name="P46"><text:change-start text:change-id="ct109849784632048"/>01<text:change-end text:change-id="ct109849784632048"/></text:p>
          </table:table-cell>
          <table:table-cell table:style-name="Table4.F25" table:number-columns-spanned="2" office:value-type="string">
            <text:p text:style-name="P15"><text:change-start text:change-id="ct109849784624400"/><text:span text:style-name="T42">00.</text:span><text:span text:style-name="T43">00 – 07.F</text:span><text:span text:style-name="T42">F</text:span></text:p>
            <text:p text:style-name="P15"><text:change-end text:change-id="ct109849784624400"/>11-bit DCC Extended Accessory Address</text:p>
          </table:table-cell>
          <table:covered-table-cell/>
          <table:table-cell table:style-name="Table4.H25" office:value-type="string">
            <text:p text:style-name="P54"><text:change-start text:change-id="ct109849783953616"/>00 - FF<text:change-end text:change-id="ct109849783953616"/></text:p>
          </table:table-cell>
          <table:table-cell table:style-name="Table4.I25" office:value-type="string">
            <text:p text:style-name="P38">Send <text:change text:change-id="ct109849784660560"/><text:change-start text:change-id="ct109849784614656"/><text:span text:style-name="T43">command</text:span><text:change-end text:change-id="ct109849784614656"/><text:span text:style-name="T42"> </text:span>to extended DCC accessory decoder ad<text:span text:style-name="T30">d</text:span>ress.</text:p>
            <text:p text:style-name="P38"><text:change-start text:change-id="ct109849784626224"/><text:span text:style-name="T43">Please refer to NMRA S-9.2.1 for the definitions of </text:span><text:change-end text:change-id="ct109849784626224"/><text:change text:change-id="ct109849784616400"/><text:change-start text:change-id="ct109849784676880"/><text:span text:style-name="T43">b</text:span><text:change-end text:change-id="ct109849784676880"/>yte <text:change-start text:change-id="ct109849784678000"/><text:span text:style-name="T43">8</text:span><text:change-end text:change-id="ct109849784678000"/><text:change text:change-id="ct109849784678288"/>, <text:change-start text:change-id="ct109849784663664"/><text:span text:style-name="T43">which corresponds to the 3</text:span><text:span text:style-name="T28">rd</text:span><text:span text:style-name="T43"> byte of a DCC extended accessory decoder packet</text:span><text:change-end text:change-id="ct109849784663664"/><text:change text:change-id="ct109849784663984"/><text:span text:style-name="T42">.</text:span></text:p>
            <text:p text:style-name="P42">Bytes <text:change-start text:change-id="ct109849784620880"/><text:span text:style-name="T43">6</text:span><text:change-end text:change-id="ct109849784620880"/><text:change text:change-id="ct109849784679024"/> and <text:change-start text:change-id="ct109849784677168"/><text:span text:style-name="T43">7</text:span><text:change-end text:change-id="ct109849784677168"/><text:change text:change-id="ct109849784619056"/> are the DCC accessory decoder address<text:change-start text:change-id="ct109849784666432"/> <text:span text:style-name="T43">in the form of byte 6 = 00000A10A9A8 and byte 7 = A7A6A5A4A3A2A1A0</text:span><text:change-end text:change-id="ct109849784666432"/>.<text:change-start text:change-id="ct109849784682016"/> <text:span text:style-name="T43">Valid values are from 0 to 2047. By convention, user address 1 corresponds to binary adress 4 in bytes 6 and 7. User addresses 2045 to 2048 may wrap around to binary adresses 0 to 3.</text:span><text:change-end text:change-id="ct109849784682016"/> All other values for bytes <text:change-start text:change-id="ct109849784683216"/><text:span text:style-name="T43">6</text:span><text:change-end text:change-id="ct109849784683216"/><text:change text:change-id="ct109849784683504"/> and <text:change-start text:change-id="ct109849784684704"/><text:span text:style-name="T43">7</text:span><text:change-end text:change-id="ct109849784684704"/><text:change text:change-id="ct109849784684992"/> are reserved for future uses.</text:p>
          </table:table-cell>
        </table:table-row>
      </table:table>
      <text:p text:style-name="P6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3"><text:s/>1 <text:s/>Introduction (Informative)<text:tab/>1</text:p>
          <text:p text:style-name="P43"><text:s/>2 <text:s/>Intended use (Informative)<text:tab/>1</text:p>
          <text:p text:style-name="P43"><text:s/>3 <text:s/>References and Context (Normative)<text:tab/>1</text:p>
          <text:p text:style-name="P43"><text:s/>4 <text:s/>Format (Normative)<text:tab/>1</text:p>
          <text:p text:style-name="P43"><text:s/>5 <text:s/>Allocation (Normative)<text:tab/>2</text:p>
          <text:p text:style-name="P44"><text:s/>5.1 <text:s/>Node ID Based<text:tab/>2</text:p>
          <text:p text:style-name="P44"><text:s/>5.2 <text:s/>Well-Known Automatically-Routed<text:tab/>3</text:p>
          <text:p text:style-name="P44"><text:s/>5.3 <text:s/>Well-Known<text:tab/>5</text:p>
        </text:index-body>
      </text:table-of-content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offset="0.1965in" style:num-format="1" text:number-position="left" text:increment="5"/>
    <number:date-style style:name="N129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Liberation Sans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  <style:text-properties officeooo:paragraph-rsid="005e9c0d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end" style:justify-single-word="false"/>
    </style:style>
    <style:style style:name="MP11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5e9c0d"/>
    </style:style>
    <style:style style:name="MP1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13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style:font-name="Liberation Sans" fo:font-size="1pt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2.6752in" fo:min-width="8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1728in" fo:min-width="6.5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3154in" fo:min-width="6.925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.5008in" fo:min-width="4.4882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c0c0c0" draw:opacity="50%" draw:auto-grow-height="false" draw:auto-grow-width="false" fo:min-height="2.4472in" fo:min-width="7.3189in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Event Identifiers Standard<draw:custom-shape text:anchor-type="char" draw:z-index="7" draw:name="PowerPlusWaterMarkObject" draw:style-name="Mgr1" draw:text-style-name="MP3" svg:width="7.9996in" svg:height="2.6748in" draw:transform="rotate (0.785398163397448) translate (0.938888888888889in 5.13263888888889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tracked-changes>
          <text:changed-region xml:id="ct109849779987696" text:id="ct109849779987696">
            <text:insertion>
              <office:change-info>
                <dc:creator>Stuart Baker</dc:creator>
                <dc:date>2024-06-23T11:51:13</dc:date>
              </office:change-info>
            </text:insertion>
          </text:changed-region>
        </text:tracked-changes>
        <text:p text:style-name="MP4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</text:span></text:span><text:change-start text:change-id="ct109849779987696"/><text:span text:style-name="Page_20_Number"><text:span text:style-name="MT3"><text:tab/></text:span></text:span><text:change-end text:change-id="ct109849779987696"/><text:span text:style-name="Page_20_Number"><text:span text:style-name="MT3">Page </text:span></text:span><text:span text:style-name="Page_20_Number"><text:span text:style-name="MT3"><text:page-number text:select-page="current">7</text:page-number></text:span></text:span><text:span text:style-name="Page_20_Number"><text:span text:style-name="MT3"><text:s/>of </text:span></text:span><text:span text:style-name="Page_20_Number"><text:span text:style-name="MT3"><text:page-count style:num-format="1">10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n 24, 2024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x="0.1807in" svg:y="0.2091in" svg:width="2.798in" svg:height="0.9909in" draw:z-index="19"><draw:image xlink:href="Pictures/10000000000001310000006CF7F7BA2E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Event Identifier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user-defined style:data-style-name="N0" text:name="OLCBdate">Jun 24, 2024</text:user-defined></text:p>
            </table:table-cell>
            <table:table-cell table:style-name="Table1.C1" office:value-type="string">
              <text:p text:style-name="MP9"><text:user-defined style:data-style-name="N0" text:name="OLCBstatus">Draft</text:user-defined></text:p>
            </table:table-cell>
          </table:table-row>
        </table:table>
        <text:p text:style-name="MP10"><draw:custom-shape text:anchor-type="char" draw:z-index="8" draw:name="PowerPlusWaterMarkObject" draw:style-name="Mgr2" draw:text-style-name="MP3" svg:width="6.4996in" svg:height="2.1724in" draw:transform="rotate (0.785398163397448) translate (0.184027777777778in 5.3739391951006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10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Jun 24, 2024</text:user-defined></text:span></text:span></text:p>
      </style:footer>
    </style:master-page>
    <style:master-page style:name="StdLandscape" style:page-layout-name="Mpm1" draw:style-name="Mdp1">
      <style:header>
        <text:p text:style-name="MP1">OpenLCB Event Identifiers Standard<draw:custom-shape text:anchor-type="char" draw:z-index="9" draw:name="PowerPlusWaterMarkObject3" draw:style-name="Mgr1" draw:text-style-name="MP3" svg:width="7.9996in" svg:height="2.6748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2"><text:span text:style-name="Page_20_Number"><text:span text:style-name="MT4">Copyright 20</text:span></text:span><text:span text:style-name="Page_20_Number"><text:span text:style-name="MT5">11-2015</text:span></text:span><text:span text:style-name="Page_20_Number"><text:span text:style-name="MT4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4">http://openlcb.org/Licensing.html</text:span></text:span></text:a><text:span text:style-name="Page_20_Number"><text:span text:style-name="MT4"> for license terms.</text:span></text:span><text:span text:style-name="MT4"><text:tab/>Page </text:span><text:span text:style-name="Page_20_Number"><text:span text:style-name="MT4"><text:page-number text:select-page="current">0</text:page-number></text:span></text:span><text:span text:style-name="Page_20_Number"><text:span text:style-name="MT4"><text:s/>of </text:span></text:span><text:span text:style-name="Page_20_Number"><text:span text:style-name="MT4"><text:page-count style:num-format="1">10</text:page-count></text:span></text:span><text:span text:style-name="Page_20_Number"><text:span text:style-name="MT4"><text:s/>- </text:span></text:span><text:span text:style-name="Page_20_Number"><text:span text:style-name="MT3">Feb 15, 2015</text:span></text:span><text:span text:style-name="Page_20_Number"><text:span text:style-name="MT4"><text:date style:data-style-name="N129" text:date-value="2024-06-24T20:03:58.892147038">6/24/2024</text:date></text:span></text:span></text:p>
      </style:footer>
    </style:master-page>
    <style:master-page style:name="StdPortrait" style:page-layout-name="Mpm2" draw:style-name="Mdp1" style:next-style-name="Standard">
      <style:header>
        <text:p text:style-name="MP13">OpenLCB Event Identifiers Standard<draw:custom-shape text:anchor-type="char" draw:z-index="10" draw:name="PowerPlusWaterMarkObject" draw:style-name="Mgr2" draw:text-style-name="MP3" svg:width="6.4996in" svg:height="2.1724in" draw:transform="rotate (0.785398163397448) translate (0.184027777777778in 6.02986111111111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11"><text:span text:style-name="Page_20_Number"><text:span text:style-name="MT2">Copyright 2011-</text:span></text:span><text:span text:style-name="Page_20_Number"><text:span text:style-name="MT2"><text:user-defined style:data-style-name="N0" text:name="OLCByear">2024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MT4"><text:tab/>Page </text:span><text:span text:style-name="Page_20_Number"><text:span text:style-name="MT4"><text:page-number text:select-page="current">10</text:page-number></text:span></text:span><text:span text:style-name="Page_20_Number"><text:span text:style-name="MT4"><text:s/>of </text:span></text:span><text:span text:style-name="Page_20_Number"><text:span text:style-name="MT4"><text:page-count style:num-format="1">10</text:page-count></text:span></text:span><text:span text:style-name="Page_20_Number"><text:span text:style-name="MT4"><text:s/>- </text:span></text:span><text:span text:style-name="Page_20_Number"><text:span text:style-name="MT4"><text:user-defined style:data-style-name="N0" text:name="OLCBdate">Jun 24, 2024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1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2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3" draw:name="PowerPlusWaterMarkObject" draw:style-name="Mgr4" draw:text-style-name="MP3" svg:width="4.4878in" svg:height="1.5004in" draw:transform="skewX (8.57291957593977E-017) 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4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5" draw:name="PowerPlusWaterMarkObject" draw:style-name="Mgr5" draw:text-style-name="MP3" svg:width="7.3185in" svg:height="2.4469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6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7" draw:name="PowerPlusWaterMarkObject" draw:style-name="Mgr3" draw:text-style-name="MP3" svg:width="6.9248in" svg:height="2.315in" draw:transform="rotate (0.785398163397448) translate (0.195833333333333in 6.24375in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8" draw:name="PowerPlusWaterMarkObject" draw:style-name="Mgr3" draw:text-style-name="MP3" svg:width="6.9248in" svg:height="2.315in" draw:transform="rotate (0.785398163397448)"><text:p text:style-name="MP2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Event Identifiers Standard</dc:title>
    <meta:initial-creator>Alex Shepherd</meta:initial-creator>
    <meta:creation-date>2009-01-22T07:11:27</meta:creation-date>
    <meta:editing-cycles>186</meta:editing-cycles>
    <meta:editing-duration>P1DT15H49M27S</meta:editing-duration>
    <meta:generator>LibreOffice/24.2.3.2$Linux_X86_64 LibreOffice_project/420$Build-2</meta:generator>
    <dc:date>2024-06-24T20:03:58.756047986</dc:date>
    <dc:creator>Stuart Baker</dc:creator>
    <meta:document-statistic meta:table-count="4" meta:image-count="1" meta:object-count="0" meta:page-count="10" meta:paragraph-count="228" meta:word-count="1227" meta:character-count="7157" meta:non-whitespace-character-count="6127"/>
    <meta:user-defined meta:name="OLCBdate">Jun 24, 2024</meta:user-defined>
    <meta:user-defined meta:name="OLCBstatus">Draft</meta:user-defined>
    <meta:user-defined meta:name="OLCByear">2024</meta:user-defined>
  </office:meta>
</office:document-meta>
</file>